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01cm"/>
    </style:style>
    <style:style style:name="co2" style:family="table-column">
      <style:table-column-properties fo:break-before="auto" style:column-width="3.798cm"/>
    </style:style>
    <style:style style:name="co3" style:family="table-column">
      <style:table-column-properties fo:break-before="auto" style:column-width="6.77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209cm"/>
    </style:style>
    <style:style style:name="co6" style:family="table-column">
      <style:table-column-properties fo:break-before="auto" style:column-width="6.2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  <style:style style:name="ce4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 style:data-style-name="N100"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8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ontes</text:p>
          </table:table-cell>
          <table:table-cell office:value-type="string" calcext:value-type="string">
            <text:p>Autoria</text:p>
          </table:table-cell>
          <table:table-cell office:value-type="string" calcext:value-type="string">
            <text:p>Ref_Cit</text:p>
          </table:table-cell>
          <table:table-cell table:style-name="Default" office:value-type="string" calcext:value-type="string">
            <text:p>Referências</text:p>
          </table:table-cell>
          <table:table-cell table:style-name="ce4" office:value-type="string" calcext:value-type="string">
            <text:p>Citações</text:p>
          </table:table-cell>
          <table:table-cell office:value-type="string" calcext:value-type="string">
            <text:p>Checar</text:p>
          </table:table-cell>
          <table:table-cell/>
        </table:table-row>
        <table:table-row table:style-name="ro1">
          <table:table-cell office:value-type="string" calcext:value-type="string">
            <text:p>307890463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Hajizadeh, Michaud e Begon</text:p>
          </table:table-cell>
          <table:table-cell table:formula="of:=RIGHT([.B2];4)" office:value-type="string" office:string-value="2019" calcext:value-type="string">
            <text:p>2019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07888812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Plummer, Pozzi e Michener</text:p>
          </table:table-cell>
          <table:table-cell table:formula="of:=RIGHT([.B3];4)" office:value-type="string" office:string-value="2018" calcext:value-type="string">
            <text:p>2018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07890663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Ruiz Ibán et al.</text:p>
          </table:table-cell>
          <table:table-cell table:formula="of:=RIGHT([.B4];4)" office:value-type="string" office:string-value="2020" calcext:value-type="string">
            <text:p>2020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07891026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Yildiz et al.</text:p>
          </table:table-cell>
          <table:table-cell table:formula="of:=RIGHT([.B5];4)" office:value-type="string" office:string-value="2020" calcext:value-type="string">
            <text:p>2020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493</text:p>
          </table:table-cell>
          <table:table-cell office:value-type="string" calcext:value-type="string">
            <text:p>Bourne 2007</text:p>
          </table:table-cell>
          <table:table-cell office:value-type="string" calcext:value-type="string">
            <text:p>Bourne et al.</text:p>
          </table:table-cell>
          <table:table-cell table:formula="of:=RIGHT([.B6];4)" office:value-type="string" office:string-value="2007" calcext:value-type="string">
            <text:p>2007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1 (3) Saúde-Divers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369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Finley e Lee</text:p>
          </table:table-cell>
          <table:table-cell table:formula="of:=RIGHT([.B7];4)" office:value-type="string" office:string-value="2003" calcext:value-type="string">
            <text:p>2003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1 (3) Saúde-Divers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243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Haik, Alburquerque-Sendín e Camargo</text:p>
          </table:table-cell>
          <table:table-cell table:formula="of:=RIGHT([.B8];4)" office:value-type="string" office:string-value="2014" calcext:value-type="string">
            <text:p>2014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1 (3) Saúde-Divers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0851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Lin et al.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1 (3) Saúde-Divers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403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Lin et al.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1 (3) Saúde-Divers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499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Ludewig e Cook</text:p>
          </table:table-cell>
          <table:table-cell table:formula="of:=RIGHT([.B11];4)" office:value-type="string" office:string-value="2000" calcext:value-type="string">
            <text:p>2000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1 (3) Saúde-Divers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22526725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Meyer et al.</text:p>
          </table:table-cell>
          <table:table-cell table:formula="of:=RIGHT([.B12];4)" office:value-type="string" office:string-value="2008" calcext:value-type="string">
            <text:p>2008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1 (3) Saúde-Divers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328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Michener et al.</text:p>
          </table:table-cell>
          <table:table-cell table:formula="of:=RIGHT([.B13];4)" office:value-type="string" office:string-value="2016" calcext:value-type="string">
            <text:p>2016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1 (3) Saúde-Divers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485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Myers et al.</text:p>
          </table:table-cell>
          <table:table-cell table:formula="of:=RIGHT([.B14];4)" office:value-type="string" office:string-value="2006" calcext:value-type="string">
            <text:p>2006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1 (3) Saúde-Divers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88762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Roren et al.</text:p>
          </table:table-cell>
          <table:table-cell table:formula="of:=RIGHT([.B15];4)" office:value-type="string" office:string-value="2013" calcext:value-type="string">
            <text:p>2013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1 (3) Saúde-Divers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480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Teece et al.</text:p>
          </table:table-cell>
          <table:table-cell table:formula="of:=RIGHT([.B16];4)" office:value-type="string" office:string-value="2008" calcext:value-type="string">
            <text:p>2008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1 (3) Saúde-Divers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0699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Thigpen et al.</text:p>
          </table:table-cell>
          <table:table-cell table:formula="of:=RIGHT([.B17];4)" office:value-type="string" office:string-value="2005" calcext:value-type="string">
            <text:p>2005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1 (3) Saúde-Divers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88965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Akbari-Shandiz et al.</text:p>
          </table:table-cell>
          <table:table-cell table:formula="of:=RIGHT([.B18];4)" office:value-type="string" office:string-value="2019" calcext:value-type="string">
            <text:p>2019</text:p>
          </table:table-cell>
          <table:table-cell office:value-type="string" calcext:value-type="string">
            <text:p>American Journal Of Sports Medicine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07890924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Bey et al.</text:p>
          </table:table-cell>
          <table:table-cell table:formula="of:=RIGHT([.B19];4)" office:value-type="string" office:string-value="2006" calcext:value-type="string">
            <text:p>2006</text:p>
          </table:table-cell>
          <table:table-cell office:value-type="string" calcext:value-type="string">
            <text:p>American Journal Of Sports Medicine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89092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Bourne et al.</text:p>
          </table:table-cell>
          <table:table-cell table:formula="of:=RIGHT([.B20];4)" office:value-type="string" office:string-value="2009" calcext:value-type="string">
            <text:p>2009</text:p>
          </table:table-cell>
          <table:table-cell office:value-type="string" calcext:value-type="string">
            <text:p>Journal of Biomechanics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p</text:p>
          </table:table-cell>
        </table:table-row>
        <table:table-row table:style-name="ro1">
          <table:table-cell office:value-type="string" calcext:value-type="string">
            <text:p>307891503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Bourne et al.</text:p>
          </table:table-cell>
          <table:table-cell table:formula="of:=RIGHT([.B21];4)" office:value-type="string" office:string-value="2011" calcext:value-type="string">
            <text:p>2011</text:p>
          </table:table-cell>
          <table:table-cell office:value-type="string" calcext:value-type="string">
            <text:p>Clinical Biomechanics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081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Cereatti et al.</text:p>
          </table:table-cell>
          <table:table-cell table:formula="of:=RIGHT([.B22];4)" office:value-type="string" office:string-value="2015" calcext:value-type="string">
            <text:p>2015</text:p>
          </table:table-cell>
          <table:table-cell office:value-type="string" calcext:value-type="string">
            <text:p>Journal of Biomechanics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p</text:p>
          </table:table-cell>
        </table:table-row>
        <table:table-row table:style-name="ro1">
          <table:table-cell office:value-type="string" calcext:value-type="string">
            <text:p>307891052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Chu et al.</text:p>
          </table:table-cell>
          <table:table-cell table:formula="of:=RIGHT([.B23];4)" office:value-type="string" office:string-value="2012" calcext:value-type="string">
            <text:p>2012</text:p>
          </table:table-cell>
          <table:table-cell office:value-type="string" calcext:value-type="string">
            <text:p>Clinical Biomechanics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259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Cutti et al.</text:p>
          </table:table-cell>
          <table:table-cell table:formula="of:=RIGHT([.B24];4)" office:value-type="string" office:string-value="2014" calcext:value-type="string">
            <text:p>2014</text:p>
          </table:table-cell>
          <table:table-cell office:value-type="string" calcext:value-type="string">
            <text:p>Clinical Biomechanics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0692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Gonçalves et al.</text:p>
          </table:table-cell>
          <table:table-cell table:formula="of:=RIGHT([.B25];4)" office:value-type="string" office:string-value="2019" calcext:value-type="string">
            <text:p>2019</text:p>
          </table:table-cell>
          <table:table-cell office:value-type="string" calcext:value-type="string">
            <text:p>Gait &amp; Posture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213</text:p>
          </table:table-cell>
          <table:table-cell office:value-type="string" calcext:value-type="string">
            <text:p>Koh 1998</text:p>
          </table:table-cell>
          <table:table-cell office:value-type="string" calcext:value-type="string">
            <text:p>Koh, Grabiner e Brems</text:p>
          </table:table-cell>
          <table:table-cell table:formula="of:=RIGHT([.B26];4)" office:value-type="string" office:string-value="1998" calcext:value-type="string">
            <text:p>1998</text:p>
          </table:table-cell>
          <table:table-cell office:value-type="string" calcext:value-type="string">
            <text:p>Journal of Biomechanics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p</text:p>
          </table:table-cell>
        </table:table-row>
        <table:table-row table:style-name="ro1">
          <table:table-cell office:value-type="string" calcext:value-type="string">
            <text:p>307891431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Kolz et al.</text:p>
          </table:table-cell>
          <table:table-cell table:formula="of:=RIGHT([.B27];4)" office:value-type="string" office:string-value="2020" calcext:value-type="string">
            <text:p>2020</text:p>
          </table:table-cell>
          <table:table-cell office:value-type="string" calcext:value-type="string">
            <text:p>Journal of Biomechanics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p</text:p>
          </table:table-cell>
        </table:table-row>
        <table:table-row table:style-name="ro1">
          <table:table-cell office:value-type="string" calcext:value-type="string">
            <text:p>307890574</text:p>
          </table:table-cell>
          <table:table-cell office:value-type="string" calcext:value-type="string">
            <text:p>Lovern 2009</text:p>
          </table:table-cell>
          <table:table-cell office:value-type="string" calcext:value-type="string">
            <text:p>Lovern et al.</text:p>
          </table:table-cell>
          <table:table-cell table:formula="of:=RIGHT([.B28];4)" office:value-type="string" office:string-value="2009" calcext:value-type="string">
            <text:p>2009</text:p>
          </table:table-cell>
          <table:table-cell office:value-type="string" calcext:value-type="string">
            <text:p>Clinical Biomechanics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270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Massimini, Warner e Li</text:p>
          </table:table-cell>
          <table:table-cell table:formula="of:=RIGHT([.B29];4)" office:value-type="string" office:string-value="2011" calcext:value-type="string">
            <text:p>2011</text:p>
          </table:table-cell>
          <table:table-cell office:value-type="string" calcext:value-type="string">
            <text:p>Journal of Biomechanics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p</text:p>
          </table:table-cell>
        </table:table-row>
        <table:table-row table:style-name="ro1">
          <table:table-cell office:value-type="string" calcext:value-type="string">
            <text:p>307890988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Meskers, van de Sande e de Groot</text:p>
          </table:table-cell>
          <table:table-cell table:formula="of:=RIGHT([.B30];4)" office:value-type="string" office:string-value="2007" calcext:value-type="string">
            <text:p>2007</text:p>
          </table:table-cell>
          <table:table-cell office:value-type="string" calcext:value-type="string">
            <text:p>Journal of Biomechanics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300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Mozingo et al.</text:p>
          </table:table-cell>
          <table:table-cell table:formula="of:=RIGHT([.B31];4)" office:value-type="string" office:string-value="2018" calcext:value-type="string">
            <text:p>2018</text:p>
          </table:table-cell>
          <table:table-cell office:value-type="string" calcext:value-type="string">
            <text:p>Journal of Biomechanics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p</text:p>
          </table:table-cell>
        </table:table-row>
        <table:table-row table:style-name="ro1">
          <table:table-cell office:value-type="string" calcext:value-type="string">
            <text:p>307891245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Nicholson et al.</text:p>
          </table:table-cell>
          <table:table-cell table:formula="of:=RIGHT([.B32];4)" office:value-type="string" office:string-value="2017" calcext:value-type="string">
            <text:p>2017</text:p>
          </table:table-cell>
          <table:table-cell office:value-type="string" calcext:value-type="string">
            <text:p>Journal of Biomechanics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07890812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Nicholson et al.</text:p>
          </table:table-cell>
          <table:table-cell table:formula="of:=RIGHT([.B33];4)" office:value-type="string" office:string-value="2019" calcext:value-type="string">
            <text:p>2019</text:p>
          </table:table-cell>
          <table:table-cell office:value-type="string" calcext:value-type="string">
            <text:p>Journal of Biomechanics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p</text:p>
          </table:table-cell>
        </table:table-row>
        <table:table-row table:style-name="ro1">
          <table:table-cell office:value-type="string" calcext:value-type="string">
            <text:p>307891419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Prinold, Shaheen e Bull</text:p>
          </table:table-cell>
          <table:table-cell table:formula="of:=RIGHT([.B34];4)" office:value-type="string" office:string-value="2011" calcext:value-type="string">
            <text:p>2011</text:p>
          </table:table-cell>
          <table:table-cell office:value-type="string" calcext:value-type="string">
            <text:p>Journal of Orthopaedic &amp; Sports Physical Therapy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511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Prinold, Villette e Bull</text:p>
          </table:table-cell>
          <table:table-cell table:formula="of:=RIGHT([.B35];4)" office:value-type="string" office:string-value="2013" calcext:value-type="string">
            <text:p>2013</text:p>
          </table:table-cell>
          <table:table-cell office:value-type="string" calcext:value-type="string">
            <text:p>Clinical Biomechanics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0694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Richardson et al.</text:p>
          </table:table-cell>
          <table:table-cell table:formula="of:=RIGHT([.B36];4)" office:value-type="string" office:string-value="2017" calcext:value-type="string">
            <text:p>2017</text:p>
          </table:table-cell>
          <table:table-cell office:value-type="string" calcext:value-type="string">
            <text:p>Journal of Biomechanics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p</text:p>
          </table:table-cell>
        </table:table-row>
        <table:table-row table:style-name="ro1">
          <table:table-cell office:value-type="string" calcext:value-type="string">
            <text:p>307891273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Shaheen, Alexander e Bul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Journal of Biomechanics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p</text:p>
          </table:table-cell>
        </table:table-row>
        <table:table-row table:style-name="ro1">
          <table:table-cell office:value-type="string" calcext:value-type="string">
            <text:p>307890532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Shaheen, Alexander e Bul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Journal of Biomechanics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p</text:p>
          </table:table-cell>
        </table:table-row>
        <table:table-row table:style-name="ro1">
          <table:table-cell office:value-type="string" calcext:value-type="string">
            <text:p>307891495</text:p>
          </table:table-cell>
          <table:table-cell office:value-type="string" calcext:value-type="string">
            <text:p>van den Noort 2015</text:p>
          </table:table-cell>
          <table:table-cell office:value-type="string" calcext:value-type="string">
            <text:p>van den Noort et al.</text:p>
          </table:table-cell>
          <table:table-cell table:formula="of:=RIGHT([.B39];4)" office:value-type="string" office:string-value="2015" calcext:value-type="string">
            <text:p>2015</text:p>
          </table:table-cell>
          <table:table-cell office:value-type="string" calcext:value-type="string">
            <text:p>Clinical Biomechanics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219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Zhu et al.</text:p>
          </table:table-cell>
          <table:table-cell table:formula="of:=RIGHT([.B40];4)" office:value-type="string" office:string-value="2012" calcext:value-type="string">
            <text:p>2012</text:p>
          </table:table-cell>
          <table:table-cell office:value-type="string" calcext:value-type="string">
            <text:p>Journal of Biomechanics</text:p>
          </table:table-cell>
          <table:table-cell table:style-name="ce6" office:value-type="string" calcext:value-type="string">
            <text:p>2 (1) GaitPosture_JBiomecha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p</text:p>
          </table:table-cell>
        </table:table-row>
        <table:table-row table:style-name="ro1">
          <table:table-cell office:value-type="string" calcext:value-type="string">
            <text:p>307890841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Cutti et al.</text:p>
          </table:table-cell>
          <table:table-cell table:formula="of:=RIGHT([.B41];4)" office:value-type="string" office:string-value="2008" calcext:value-type="string">
            <text:p>2008</text:p>
          </table:table-cell>
          <table:table-cell office:value-type="string" calcext:value-type="string">
            <text:p>Journal of Biomechanics</text:p>
          </table:table-cell>
          <table:table-cell table:style-name="ce6" office:value-type="string" calcext:value-type="string">
            <text:p>3 (4) Engenha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p</text:p>
          </table:table-cell>
        </table:table-row>
        <table:table-row table:style-name="ro1">
          <table:table-cell office:value-type="string" calcext:value-type="string">
            <text:p>307891224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e Baets et al.</text:p>
          </table:table-cell>
          <table:table-cell table:formula="of:=RIGHT([.B42];4)" office:value-type="string" office:string-value="2020" calcext:value-type="string">
            <text:p>2020</text:p>
          </table:table-cell>
          <table:table-cell office:value-type="string" calcext:value-type="string">
            <text:p>Journal of Biomechanics</text:p>
          </table:table-cell>
          <table:table-cell table:style-name="ce6" office:value-type="string" calcext:value-type="string">
            <text:p>3 (4) Engenhari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07891381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Hansen et al.</text:p>
          </table:table-cell>
          <table:table-cell table:formula="of:=RIGHT([.B43];4)" office:value-type="string" office:string-value="2019" calcext:value-type="string">
            <text:p>2019</text:p>
          </table:table-cell>
          <table:table-cell office:value-type="string" calcext:value-type="string">
            <text:p>Neurologia</text:p>
          </table:table-cell>
          <table:table-cell table:style-name="ce6" office:value-type="string" calcext:value-type="string">
            <text:p>3 (4) Engenha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p</text:p>
          </table:table-cell>
        </table:table-row>
        <table:table-row table:style-name="ro1">
          <table:table-cell office:value-type="string" calcext:value-type="string">
            <text:p>307891249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Höglund, Grip e Öhberg</text:p>
          </table:table-cell>
          <table:table-cell table:formula="of:=RIGHT([.B44];4)" office:value-type="string" office:string-value="2021" calcext:value-type="string">
            <text:p>2021</text:p>
          </table:table-cell>
          <table:table-cell office:value-type="string" calcext:value-type="string">
            <text:p>Journal of Biomechanics</text:p>
          </table:table-cell>
          <table:table-cell table:style-name="ce6" office:value-type="string" calcext:value-type="string">
            <text:p>3 (4) Engenha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p</text:p>
          </table:table-cell>
        </table:table-row>
        <table:table-row table:style-name="ro1">
          <table:table-cell office:value-type="string" calcext:value-type="string">
            <text:p>307890843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Parel et al.</text:p>
          </table:table-cell>
          <table:table-cell table:formula="of:=RIGHT([.B45];4)" office:value-type="string" office:string-value="2012" calcext:value-type="string">
            <text:p>2012</text:p>
          </table:table-cell>
          <table:table-cell office:value-type="string" calcext:value-type="string">
            <text:p>Journal of Biomechanics</text:p>
          </table:table-cell>
          <table:table-cell table:style-name="ce6" office:value-type="string" calcext:value-type="string">
            <text:p>3 (4) Engenha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p</text:p>
          </table:table-cell>
        </table:table-row>
        <table:table-row table:style-name="ro1">
          <table:table-cell office:value-type="string" calcext:value-type="string">
            <text:p>307891344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Parel et al.</text:p>
          </table:table-cell>
          <table:table-cell table:formula="of:=RIGHT([.B46];4)" office:value-type="string" office:string-value="2014" calcext:value-type="string">
            <text:p>2014</text:p>
          </table:table-cell>
          <table:table-cell office:value-type="string" calcext:value-type="string">
            <text:p>Journal of Biomechanics</text:p>
          </table:table-cell>
          <table:table-cell table:style-name="ce6" office:value-type="string" calcext:value-type="string">
            <text:p>3 (4) Engenha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p</text:p>
          </table:table-cell>
        </table:table-row>
        <table:table-row table:style-name="ro1">
          <table:table-cell office:value-type="string" calcext:value-type="string">
            <text:p>307891512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Rogowski et al.</text:p>
          </table:table-cell>
          <table:table-cell table:formula="of:=RIGHT([.B47];4)" office:value-type="string" office:string-value="2014" calcext:value-type="string">
            <text:p>2014</text:p>
          </table:table-cell>
          <table:table-cell office:value-type="string" calcext:value-type="string">
            <text:p>Arthroscopy</text:p>
          </table:table-cell>
          <table:table-cell table:style-name="ce6" office:value-type="string" calcext:value-type="string">
            <text:p>3 (4) Engenhari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07888488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van den Noort et al.</text:p>
          </table:table-cell>
          <table:table-cell table:formula="of:=RIGHT([.B48];4)" office:value-type="string" office:string-value="2014" calcext:value-type="string">
            <text:p>2014</text:p>
          </table:table-cell>
          <table:table-cell office:value-type="string" calcext:value-type="string">
            <text:p>Arthroscopy</text:p>
          </table:table-cell>
          <table:table-cell table:style-name="ce6" office:value-type="string" calcext:value-type="string">
            <text:p>3 (4) Engenha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p</text:p>
          </table:table-cell>
        </table:table-row>
        <table:table-row table:style-name="ro1">
          <table:table-cell office:value-type="string" calcext:value-type="string">
            <text:p>307890853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Vanezis, Robinson e Darras</text:p>
          </table:table-cell>
          <table:table-cell table:formula="of:=RIGHT([.B49];4)" office:value-type="string" office:string-value="2015" calcext:value-type="string">
            <text:p>2015</text:p>
          </table:table-cell>
          <table:table-cell office:value-type="string" calcext:value-type="string">
            <text:p>Gait &amp; Posture</text:p>
          </table:table-cell>
          <table:table-cell table:style-name="ce6" office:value-type="string" calcext:value-type="string">
            <text:p>3 (4) Engenhari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07891426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Alexander et al.</text:p>
          </table:table-cell>
          <table:table-cell table:formula="of:=RIGHT([.B50];4)" office:value-type="string" office:string-value="2018" calcext:value-type="string">
            <text:p>2018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4 (0) Clinical_Biomechanic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0883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Herisson et al.</text:p>
          </table:table-cell>
          <table:table-cell table:formula="of:=RIGHT([.B51];4)" office:value-type="string" office:string-value="2017" calcext:value-type="string">
            <text:p>2017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4 (0) Clinical_Biomechanic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0974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Karduna et al.</text:p>
          </table:table-cell>
          <table:table-cell table:formula="of:=RIGHT([.B52];4)" office:value-type="string" office:string-value="2001" calcext:value-type="string">
            <text:p>2001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4 (0) Clinical_Biomechanic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348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Lang et al.</text:p>
          </table:table-cell>
          <table:table-cell table:formula="of:=RIGHT([.B53];4)" office:value-type="string" office:string-value="2019" calcext:value-type="string">
            <text:p>2019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4 (0) Clinical_Biomechanic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88490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Michiels e Grevenstein</text:p>
          </table:table-cell>
          <table:table-cell table:formula="of:=RIGHT([.B54];4)" office:value-type="string" office:string-value="1995" calcext:value-type="string">
            <text:p>1995</text:p>
          </table:table-cell>
          <table:table-cell office:value-type="string" calcext:value-type="string">
            <text:p>Alemão</text:p>
          </table:table-cell>
          <table:table-cell office:value-type="string" calcext:value-type="string">
            <text:p>4 (0) Clinical_Biomechanic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414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Warner, Chappell e Stokes</text:p>
          </table:table-cell>
          <table:table-cell table:formula="of:=RIGHT([.B55];4)" office:value-type="string" office:string-value="2015" calcext:value-type="string">
            <text:p>2015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4 (0) Clinical_Biomechanic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241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e Baets et al.</text:p>
          </table:table-cell>
          <table:table-cell table:formula="of:=RIGHT([.B56];4)" office:value-type="string" office:string-value="2013" calcext:value-type="string">
            <text:p>2013</text:p>
          </table:table-cell>
          <table:table-cell office:value-type="string" calcext:value-type="string">
            <text:p>Neurologia</text:p>
          </table:table-cell>
          <table:table-cell office:value-type="string" calcext:value-type="string">
            <text:p>5 (6) Medicina-Neur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0781</text:p>
          </table:table-cell>
          <table:table-cell office:value-type="string" calcext:value-type="string">
            <text:p>Illyés 2006</text:p>
          </table:table-cell>
          <table:table-cell office:value-type="string" calcext:value-type="string">
            <text:p>Illyés e Kiss</text:p>
          </table:table-cell>
          <table:table-cell table:formula="of:=RIGHT([.B57];4)" office:value-type="string" office:string-value="2006" calcext:value-type="string">
            <text:p>2006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5 (6) Medicina-Neur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307891357</text:p>
          </table:table-cell>
          <table:table-cell office:value-type="string" calcext:value-type="string">
            <text:p>Jaspers 2011<text:span text:style-name="T1">’</text:span></text:p>
          </table:table-cell>
          <table:table-cell office:value-type="string" calcext:value-type="string">
            <text:p>Jaspers et al.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5 (6) Medicina-Neur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351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Jaspers et al.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5 (6) Medicina-Neur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104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Mahon et al.</text:p>
          </table:table-cell>
          <table:table-cell table:formula="of:=RIGHT([.B60];4)" office:value-type="string" office:string-value="2017" calcext:value-type="string">
            <text:p>2017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5 (6) Medicina-Neur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209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Roren et al.</text:p>
          </table:table-cell>
          <table:table-cell table:formula="of:=RIGHT([.B61];4)" office:value-type="string" office:string-value="2015" calcext:value-type="string">
            <text:p>2015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5 (6) Medicina-Neur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391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Crosbie et al.</text:p>
          </table:table-cell>
          <table:table-cell table:formula="of:=RIGHT([.B62];4)" office:value-type="string" office:string-value="2008" calcext:value-type="string">
            <text:p>2008</text:p>
          </table:table-cell>
          <table:table-cell office:value-type="string" calcext:value-type="string">
            <text:p>Clinical Biomechanics</text:p>
          </table:table-cell>
          <table:table-cell table:style-name="ce6" office:value-type="string" calcext:value-type="string">
            <text:p>6 (2) Medicina-IEEE_Conf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22526726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Fayad et al.</text:p>
          </table:table-cell>
          <table:table-cell table:formula="of:=RIGHT([.B63];4)" office:value-type="string" office:string-value="2006" calcext:value-type="string">
            <text:p>2006</text:p>
          </table:table-cell>
          <table:table-cell office:value-type="string" calcext:value-type="string">
            <text:p>Clinical Biomechanics</text:p>
          </table:table-cell>
          <table:table-cell table:style-name="ce6" office:value-type="string" calcext:value-type="string">
            <text:p>6 (2) Medicina-IEEE_Conf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7891234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Wolf et al.</text:p>
          </table:table-cell>
          <table:table-cell table:formula="of:=RIGHT([.B64];4)" office:value-type="string" office:string-value="2019" calcext:value-type="string">
            <text:p>2019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7 (5) Artista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number-columns-repeated="5"/>
        </table:table-row>
        <table:table-row table:style-name="ro1" table:number-rows-repeated="104851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Folha1.A1:Folha1.H78">
          <table:sort>
            <table:sort-by table:field-number="5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8">00/00/0000</text:date>, <text:time style:data-style-name="N2" text:time-value="15:15:25.17625993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cas Beraldo</meta:initial-creator>
    <meta:creation-date>2022-06-22T10:59:15.929118533</meta:creation-date>
    <meta:generator>LibreOffice/6.4.7.2$Linux_X86_64 LibreOffice_project/40$Build-2</meta:generator>
    <dc:date>2022-07-18T17:39:52.205902457</dc:date>
    <dc:creator>Lucas Beraldo</dc:creator>
    <meta:editing-duration>PT7H51M8S</meta:editing-duration>
    <meta:editing-cycles>40</meta:editing-cycles>
    <meta:document-statistic meta:table-count="1" meta:cell-count="465" meta:object-count="0"/>
  </office:meta>
</office:document-meta>
</file>